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90f75" officeooo:paragraph-rsid="00090f75"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d3a24" officeooo:paragraph-rsid="000d3a24"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0d3a24" officeooo:paragraph-rsid="000d3a24" style:font-weight-asian="normal" style:font-weight-complex="normal"/>
    </style:style>
    <style:style style:name="P4" style:family="paragraph" style:parent-style-name="Standard">
      <style:text-properties style:text-underline-style="none" fo:font-weight="normal" officeooo:rsid="00090f75" officeooo:paragraph-rsid="00090f75" style:font-weight-asian="normal" style:font-weight-complex="normal"/>
    </style:style>
    <style:style style:name="P5" style:family="paragraph" style:parent-style-name="Standard">
      <style:text-properties style:text-underline-style="none" fo:font-weight="normal" officeooo:rsid="000ac995" officeooo:paragraph-rsid="000ac995" style:font-weight-asian="normal" style:font-weight-complex="normal"/>
    </style:style>
    <style:style style:name="P6" style:family="paragraph" style:parent-style-name="Standard">
      <style:text-properties style:text-underline-style="none" fo:font-weight="normal" officeooo:rsid="000c93e4" officeooo:paragraph-rsid="000c93e4" style:font-weight-asian="normal" style:font-weight-complex="normal"/>
    </style:style>
    <style:style style:name="P7" style:family="paragraph" style:parent-style-name="Standard">
      <style:text-properties style:text-underline-style="none" fo:font-weight="normal" officeooo:rsid="000d3a24" officeooo:paragraph-rsid="000d3a24" style:font-weight-asian="normal" style:font-weight-complex="normal"/>
    </style:style>
    <style:style style:name="P8" style:family="paragraph" style:parent-style-name="Standard">
      <style:text-properties style:text-underline-style="none" fo:font-weight="normal" officeooo:rsid="000ebb00" officeooo:paragraph-rsid="000ebb00" style:font-weight-asian="normal" style:font-weight-complex="normal"/>
    </style:style>
    <style:style style:name="P9" style:family="paragraph" style:parent-style-name="Standard">
      <style:text-properties style:text-underline-style="none" fo:font-weight="normal" officeooo:rsid="0010bbeb" officeooo:paragraph-rsid="0010bbeb" style:font-weight-asian="normal" style:font-weight-complex="normal"/>
    </style:style>
    <style:style style:name="P10" style:family="paragraph" style:parent-style-name="Standard">
      <style:text-properties style:text-underline-style="none" fo:font-weight="bold" officeooo:rsid="000d3a24" officeooo:paragraph-rsid="000d3a24" style:font-weight-asian="bold" style:font-weight-complex="bold"/>
    </style:style>
    <style:style style:name="P11" style:family="paragraph" style:parent-style-name="Standard">
      <style:paragraph-properties fo:break-before="page"/>
      <style:text-properties style:text-underline-style="solid" style:text-underline-width="auto" style:text-underline-color="font-color" fo:font-weight="bold" officeooo:rsid="000d3a24" officeooo:paragraph-rsid="000d3a24" style:font-weight-asian="bold" style:font-weight-complex="bold"/>
    </style:style>
    <style:style style:name="P12" style:family="paragraph" style:parent-style-name="Standard">
      <style:text-properties style:text-underline-style="none" fo:font-weight="normal" officeooo:rsid="000d3a24" officeooo:paragraph-rsid="0011e4f2" style:font-weight-asian="normal" style:font-weight-complex="normal"/>
    </style:style>
    <style:style style:name="P13" style:family="paragraph" style:parent-style-name="Standard">
      <style:text-properties style:text-underline-style="none" fo:font-weight="normal" officeooo:rsid="000d3a24" officeooo:paragraph-rsid="000d3a24" style:font-weight-asian="normal" style:font-weight-complex="normal"/>
    </style:style>
    <style:style style:name="T1" style:family="text">
      <style:text-properties officeooo:rsid="000c93e4"/>
    </style:style>
    <style:style style:name="T2" style:family="text">
      <style:text-properties officeooo:rsid="000ebb00"/>
    </style:style>
    <style:style style:name="T3" style:family="text">
      <style:text-properties officeooo:rsid="001006c6"/>
    </style:style>
    <style:style style:name="T4" style:family="text">
      <style:text-properties officeooo:rsid="0010bbeb"/>
    </style:style>
    <style:style style:name="T5" style:family="text">
      <style:text-properties officeooo:rsid="0011e4f2"/>
    </style:style>
    <style:style style:name="T6" style:family="text">
      <style:text-properties officeooo:rsid="001229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SON Format</text:p>
      <text:p text:style-name="P1"/>
      <text:p text:style-name="P4">All values are strings, even if they are numeric.</text:p>
      <text:p text:style-name="P4"/>
      <text:p text:style-name="P4">title<text:tab/><text:tab/>(from file)<text:tab/>title of track</text:p>
      <text:p text:style-name="P4">tempo<text:tab/><text:tab/>(100)<text:tab/><text:tab/>tempo in beats/minute</text:p>
      <text:p text:style-name="P4">beats <text:tab/><text:tab/>(4) <text:tab/><text:tab/>beats/bar</text:p>
      <text:p text:style-name="P4"/>
      <text:p text:style-name="P4">bars<text:tab/><text:tab/>[] <text:tab/><text:tab/>array of strings</text:p>
      <text:p text:style-name="P4"/>
      <text:p text:style-name="P4">Each “strum” has 3 <text:span text:style-name="T1">chromatic offsets</text:span> and a length in quarterbeats. </text:p>
      <text:p text:style-name="P4"/>
      <text:p text:style-name="P4">The frettings are <text:span text:style-name="T1">a-z representing the chromatic offsets , with a being zero or unfretted.</text:span> with the bass string first. A string which is not played is encoded as a ‘-’</text:p>
      <text:p text:style-name="P4"/>
      <text:p text:style-name="P4">The length is encoded as a letter from a-z where a = 1 quarterbeat and z = 26 quarterbeats</text:p>
      <text:p text:style-name="P4"/>
      <text:p text:style-name="P5">Each strum is seperated from the previous by a colon.</text:p>
      <text:p text:style-name="P5"/>
      <text:p text:style-name="P6">Case is irrelevant.</text:p>
      <text:p text:style-name="P5"/>
      <text:p text:style-name="P2"/>
      <text:p text:style-name="P11">MERLIN Format</text:p>
      <text:p text:style-name="P10"/>
      <text:p text:style-name="P7">A merlin format file defines a song in terms of fret positions and chords. <text:s/>Two files are generated internally for each .merlin format file, but neither are necessarily finalised. One contains the chord version, and one contains the tune version. The filename is postfixed with _c and _t respectively.</text:p>
      <text:p text:style-name="P7"/>
      <text:p text:style-name="P7">It can override the default JSON format values (other than bars, obviously) using the syntax</text:p>
      <text:p text:style-name="P7"/>
      <text:p text:style-name="P7">&lt;entry&gt; := &lt;value&gt;</text:p>
      <text:p text:style-name="P7"/>
      <text:p text:style-name="P7">For each bar.</text:p>
      <text:p text:style-name="P7"/>
      <text:p text:style-name="P12">017 is a single strum at a given time. X can be used for no strum, and it is left justified with x’s, so 4 is actually xx4. These go into the tune version. <text:span text:style-name="T5">They </text:span>can be postfixed by o - = . as usual, the default being one beat, 4 quarterbeats as usual.</text:p>
      <text:p text:style-name="P7"/>
      <text:p text:style-name="P7">[022<text:span text:style-name="T5">@1</text:span>] is a chord setting. This setting is maintained until it is cleared by []. These go into the chord version. <text:s/><text:span text:style-name="T2">They can also contain the chord dictionary entries. (e.g. G). The 1 is the beat position.</text:span></text:p>
      <text:p text:style-name="P7"/>
      <text:p text:style-name="P7">In both, numbers can be ‘bent up’ one chromatic value using ‘+’ <text:span text:style-name="T5">(e.g. 0+ 1+ 1+)</text:span></text:p>
      <text:p text:style-name="P7"/>
      <text:p text:style-name="P7"/>
      <text:p text:style-name="P7"/>
      <text:p text:style-name="P7">{dudududu} is a strum pattern, of length 2 x beats. This sets the strum pattern until the chord is turned off or the pattern is changed. <text:s/><text:span text:style-name="T4">This defaults to { d-d-d-d- } for 4 beats/bar.</text:span></text:p>
      <text:p text:style-name="P7"/>
      <text:p text:style-name="P7">The way this works is for each bar, each quarterbeat position has an entry, which is the chord for that entry and this is married up with the strum patten at the end of each bar, the bar data only being generated if there is a strum in there. The consequential effect of this is that you can’t change strum patterns in mid bar, only the most recent is kept.</text:p>
      <text:p text:style-name="P7"/>
      <text:p text:style-name="P8">So a bar may look like <text:span text:style-name="T3">this. 013 (G) is strummed for the first two beats, D5 for the last two, and 4 5- 6- 7o is played in the background. This is (relatively complex).</text:span></text:p>
      <text:p text:style-name="P8"/>
      <text:p text:style-name="P8">[013<text:span text:style-name="T6">@1</text:span>] <text:span text:style-name="T3">{ d-d-d-d- } 4 5- 6- [D5@2] 7o</text:span></text:p>
      <text:p text:style-name="P7"/>
      <text:p text:style-name="P9">// are comments, anything following them and the // are removed.</text:p>
      <text:p text:style-name="P9"/>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22:45:01.561367114</meta:creation-date>
    <dc:date>2017-11-30T16:00:32.605544414</dc:date>
    <meta:editing-duration>PT32M40S</meta:editing-duration>
    <meta:editing-cycles>10</meta:editing-cycles>
    <meta:generator>LibreOffice/5.4.3.2$Linux_X86_64 LibreOffice_project/40$Build-2</meta:generator>
    <meta:document-statistic meta:table-count="0" meta:image-count="0" meta:object-count="0" meta:page-count="2" meta:paragraph-count="24" meta:word-count="443" meta:character-count="2357" meta:non-whitespace-character-count="1924"/>
  </office:meta>
</office:document-meta>
</file>